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C00000003261684AF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paragraph-properties fo:margin-top="0cm" fo:margin-bottom="0cm"/>
    </style:style>
    <style:style style:name="P3" style:family="paragraph" style:parent-style-name="Header">
      <style:paragraph-properties fo:text-align="end" style:justify-single-word="fals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3">
      <style:paragraph-properties fo:margin-top="0cm" fo:margin-bottom="0cm" fo:break-before="page"/>
    </style:style>
    <style:style style:name="P8" style:family="paragraph" style:parent-style-name="Heading_20_2">
      <style:paragraph-properties fo:break-before="pag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bian 7</text:p>
      <text:h text:style-name="Heading_20_1" text:outline-level="1"><text:bookmark-start text:name="__RefHeading__119_713473085"/><text:bookmark text:name="idm139785330372480"/>Das Debian Administrationshandbuch<text:bookmark-end text:name="__RefHeading__119_713473085"/></text:h>
      <text:h text:style-name="Heading_20_2" text:outline-level="2"><text:bookmark-start text:name="__RefHeading__121_713473085"/>Debian Wheezy, von der Entdeckung zur Beherrschung<text:bookmark-end text:name="__RefHeading__121_713473085"/></text:h>
      <text:p text:style-name="Text_20_body">Ausgabe 1</text:p>
      <text:h text:style-name="Heading_20_3" text:outline-level="3"><text:bookmark-start text:name="__RefHeading__123_713473085"/>Raphaël Hertzog<text:bookmark-end text:name="__RefHeading__123_713473085"/></text:h>
      <text:p text:style-name="Text_20_body"><text:a xlink:type="simple" xlink:href="mailto:hertzog@debian.org"><text:span text:style-name="Source_20_Text">hertzog@debian.org</text:span></text:a></text:p>
      <text:h text:style-name="Heading_20_3" text:outline-level="3"><text:bookmark-start text:name="__RefHeading__125_713473085"/>Roland Mas<text:bookmark-end text:name="__RefHeading__125_713473085"/></text:h>
      <text:p text:style-name="Text_20_body"><text:a xlink:type="simple" xlink:href="mailto:lolando@debian.org"><text:span text:style-name="Source_20_Text">lolando@debian.org</text:span></text:a></text:p>
      <text:p text:style-name="Text_20_body">Copyright © 2003, 2004, 2005, 2006, 2007, 2008, 2009, 2010, 2011, 2012, 2013 Raphaël Hertzog</text:p>
      <text:p text:style-name="Text_20_body">Copyright © 2006, 2007, 2008, 2009, 2010, 2011, 2012, 2013 Roland Mas</text:p>
      <text:p text:style-name="Text_20_body">Copyright © 2012, 2013 Freexian SARL</text:p>
      <text:h text:style-name="Heading_20_1" text:outline-level="1"><text:bookmark-start text:name="__RefHeading__127_713473085"/><text:bookmark text:name="idm139785316741488"/>Rechtlicher Hinweis<text:bookmark-end text:name="__RefHeading__127_713473085"/></text:h>
      <text:p text:style-name="P2">ISBN: 979-10-91414-02-9 (Taschenbuch, englisch) </text:p>
      <text:p text:style-name="P2">ISBN: 979-10-91414-03-6 (ebook, englisch) </text:p>
      <text:p text:style-name="P2">Dieses Buch ist unter 2 Arten von Benutzungsrechten, welche vereinbar mit den freien Debian Software Richtlinien sind, verfügbar. </text:p>
      <text:p text:style-name="P2">Creative Commons Lizenzhinweis:</text:p>
      <text:p text:style-name="P2">Dieses Buch unterliegt der Creative Commons Lizenz "Namensnennung-Weitergabe unter gleichen Bedingungen 3.0 Unported (CC BY-SA 3.0) ". </text:p>
      <text:p text:style-name="P2">→ <text:a xlink:type="simple" xlink:href="http://creativecommons.org/licenses/by-sa/3.0/deed.de">http://creativecommons.org/licenses/by-sa/3.0/deed.de</text:a></text:p>
      <text:p text:style-name="P2"/>
      <text:p text:style-name="P2"/>
      <text:p text:style-name="P2">GNU General Public License Hinweis:</text:p>
      <text:p text:style-name="P2">Dieses Buch ist freie Dokumentation: Sie können sie weitergeben und / oder unter den Bedingungen der GNU General Public License verändern, entsprechend der Free Software Foundation entweder unter Version 2 der Lizenz oder (nach Ihrer Option) jeder späteren veröffentlichten Version. </text:p>
      <text:p text:style-name="P2">Dieses Buch wird in der Hoffnung, dass es nützlich sein wird aber OHNE IRGENDEINE GARANTIE, sogar ohne die implizite Garantie der MARKTGÄNGIGKEIT oder EIGNUNG FÜR EINEN BESTIMMTEN ZWECK veröffentlicht. Lesen Sie die GNU General Public License für weitere Details. </text:p>
      <text:p text:style-name="P2">Sie sollten eine Kopie der GNU General Public License zusammen mit diesem Programm erhalten haben. Falls nicht, siehe <text:a xlink:type="simple" xlink:href="http://www.gnu.org/licenses/">http://www.gnu.org/licenses/</text:a>. </text:p>
      <text:p text:style-name="Standard"/>
      <text:p text:style-name="Text_20_body"><text:span text:style-name="Strong_20_Emphasis">Zusammenfassung</text:span></text:p>
      <text:p text:style-name="P2">Dieses Nachschlagewerk präsentiert die Debian-Distribution, von der Erstinstallation bis zur Dienste-Konfiguration. </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Inhaltsverzeichnis</text:p>
          </text:index-title>
          <text:p text:style-name="P10"><text:a xlink:type="simple" xlink:href="#__RefHeading__119_713473085" text:style-name="Index_20_Link" text:visited-style-name="Index_20_Link">Das Debian Administrationshandbuch<text:tab/>1</text:a></text:p>
          <text:p text:style-name="P9"><text:a xlink:type="simple" xlink:href="#__RefHeading__121_713473085" text:style-name="Index_20_Link" text:visited-style-name="Index_20_Link">Debian Wheezy, von der Entdeckung zur Beherrschung<text:tab/>1</text:a></text:p>
          <text:p text:style-name="P11"><text:a xlink:type="simple" xlink:href="#__RefHeading__123_713473085" text:style-name="Index_20_Link" text:visited-style-name="Index_20_Link">Raphaël Hertzog<text:tab/>1</text:a></text:p>
          <text:p text:style-name="P11"><text:a xlink:type="simple" xlink:href="#__RefHeading__125_713473085" text:style-name="Index_20_Link" text:visited-style-name="Index_20_Link">Roland Mas<text:tab/>1</text:a></text:p>
          <text:p text:style-name="P10"><text:a xlink:type="simple" xlink:href="#__RefHeading__127_713473085" text:style-name="Index_20_Link" text:visited-style-name="Index_20_Link">Rechtlicher Hinweis<text:tab/>1</text:a></text:p>
          <text:p text:style-name="P10"><text:a xlink:type="simple" xlink:href="#__RefHeading__129_713473085" text:style-name="Index_20_Link" text:visited-style-name="Index_20_Link">Einführung<text:tab/>3</text:a></text:p>
          <text:p text:style-name="P10"><text:a xlink:type="simple" xlink:href="#__RefHeading__131_713473085" text:style-name="Index_20_Link" text:visited-style-name="Index_20_Link">Vorwort<text:tab/>6</text:a></text:p>
          <text:p text:style-name="P9"><text:a xlink:type="simple" xlink:href="#__RefHeading__133_713473085" text:style-name="Index_20_Link" text:visited-style-name="Index_20_Link">1. Warum dieses Buch?<text:tab/>6</text:a></text:p>
          <text:p text:style-name="P9"><text:a xlink:type="simple" xlink:href="#__RefHeading__135_713473085" text:style-name="Index_20_Link" text:visited-style-name="Index_20_Link">2. Für wen ist dieses Buch?<text:tab/>7</text:a></text:p>
          <text:p text:style-name="P9"><text:a xlink:type="simple" xlink:href="#__RefHeading__137_713473085" text:style-name="Index_20_Link" text:visited-style-name="Index_20_Link">3. Allgemeines Vorgehen<text:tab/>7</text:a></text:p>
          <text:p text:style-name="P9"><text:a xlink:type="simple" xlink:href="#__RefHeading__139_713473085" text:style-name="Index_20_Link" text:visited-style-name="Index_20_Link">4. Gliederung des Buches<text:tab/>7</text:a></text:p>
          <text:p text:style-name="P9"><text:a xlink:type="simple" xlink:href="#__RefHeading__141_713473085" text:style-name="Index_20_Link" text:visited-style-name="Index_20_Link">5. Dank<text:tab/>9</text:a></text:p>
          <text:p text:style-name="P11"><text:a xlink:type="simple" xlink:href="#__RefHeading__143_713473085" text:style-name="Index_20_Link" text:visited-style-name="Index_20_Link">5.1. Ein wenig Geschichte<text:tab/>9</text:a></text:p>
          <text:p text:style-name="P11"><text:a xlink:type="simple" xlink:href="#__RefHeading__145_713473085" text:style-name="Index_20_Link" text:visited-style-name="Index_20_Link">5.2. Die Geburt des englischen Buches<text:tab/>10</text:a></text:p>
          <text:p text:style-name="P12"><text:a xlink:type="simple" xlink:href="#__RefHeading__147_713473085" text:style-name="Index_20_Link" text:visited-style-name="Index_20_Link">5.2.1. Unterstützende Firmen und Organisationen<text:tab/>10</text:a></text:p>
          <text:p text:style-name="P12"><text:a xlink:type="simple" xlink:href="#__RefHeading__149_713473085" text:style-name="Index_20_Link" text:visited-style-name="Index_20_Link">5.2.2. Individuelle Unterstützer<text:tab/>10</text:a></text:p>
          <text:p text:style-name="P11"><text:a xlink:type="simple" xlink:href="#__RefHeading__151_713473085" text:style-name="Index_20_Link" text:visited-style-name="Index_20_Link">5.3. Die Befreiung des französischen Buches<text:tab/>11</text:a></text:p>
          <text:p text:style-name="P11"><text:a xlink:type="simple" xlink:href="#__RefHeading__153_713473085" text:style-name="Index_20_Link" text:visited-style-name="Index_20_Link">5.4. Ein besonderer Dank an die Mitwirkenden<text:tab/>13</text:a></text:p>
          <text:p text:style-name="P11"><text:a xlink:type="simple" xlink:href="#__RefHeading__155_713473085" text:style-name="Index_20_Link" text:visited-style-name="Index_20_Link">5.5. Persönliche Danksagungen von Raphaël<text:tab/>14</text:a></text:p>
          <text:p text:style-name="P11"><text:a xlink:type="simple" xlink:href="#__RefHeading__157_713473085" text:style-name="Index_20_Link" text:visited-style-name="Index_20_Link">5.6. Persönliche Danksagungen von Roland<text:tab/>15</text:a></text:p>
        </text:index-body>
      </text:table-of-content>
      <text:p text:style-name="Standard"/>
      <text:h text:style-name="P5" text:outline-level="1"><text:bookmark-start text:name="__RefHeading__129_713473085"/>Einführung<text:bookmark-end text:name="__RefHeading__129_713473085"/></text:h>
      <text:p text:style-name="Standard">Debian ist ein sehr erfolgreiches Betriebssystem, das in unserer digitalen Welt weiter verbreitet ist, als man allgemein denkt. Das läßt sich anhand weniger Daten zeigen. \nWährend dieses Buch geschrieben wird, ist Debian die populärste GNU/Linux Distribution bei Web-Servern: laut <text:a xlink:type="simple" xlink:href="http://w3techs.com/">W3Techs</text:a> werden 10% der Webserver mit Debian betrieben. Überlegen Sie: Wie viele Webseiten haben Sie heute dank Debian schon besucht? Einer der faszinierendsten Einsatzorte ist die Internationale Raumstation (ISS), auf der Debian das Betriebssystem der Wahl ist. Haben Sie die Arbeit der ISS_Astronauten verfolgt? Vielleicht über die Verlautbarungen der NASA oder anderer internationaler Organisationen in den sozialen Netzwerken? Sowohl die eigentliche Arbeit dort oben, als auch die Berichte darüber, wurden durch Debian möglich. Zahlreiche Unternehmen, Universitäten, und öffentliche Verwaltungen verlassen sich bei ihrer täglichen Arbeit auf Debian und stellen Dienstleistungen für Millionen von Nutzern zur Verfügung, auf der ganzen Welt ... und sogar im Weltall! </text:p>
      <text:p text:style-name="Standard"/>
      <text:p text:style-name="Standard">Aber Debian ist viel mehr als nur ein Betriebssystem, ganz davon abgesehen wie komplex, voller Möglichkeiten und zuverlässig ein solches sein mag. Debian ist eine Vision der Freiheiten die Menschen genießen sollten, die in einer Welt leben in der unserere täglichen Aktivitäten zunehmend von Software abhängt. Debian ist aus der grundlegenden Idee freier Sofftware geboren, dass Menschen die Computer beherrschen sollten und nicht umgekehrt. Menschen mit genügend Softwarekenntnissen sollen in die Lage versetzt werden, die Software die für sie wichtig ist zu zerlegen, zu verändern und neu zusammenzustellen und dies mit anderen zu teilen. Es macht keinen Unterschied, ob die Software für leichtfertige Aktivitäten wie das Hochladen von Katzenfotos ins Internet oder für eventuell lebensrettende Aufgaben wie zum Bespiel das Steuern unserer Autos oder zum Berieb medizinischer Geräte die uns heilen genutzt wird; wir sollten sie kontrollieren. Auch Menschen ohne tiefere Softwarekenntnisse sollten an dieser Freiheit Gefallen finden: Sie werden in die Lage versetzt, die Überprüfung und Veränderung an Software an diejenigen zu delegieren, die sie selbst auswählen und denen sie vertrauen. </text:p>
      <text:p text:style-name="Standard"/>
      <text:p text:style-name="Standard">In der Frage der Kontrolle der Maschinen durch die Menschen spielen freie Betriebssysteme eine grundlegende Rolle: Man kann einen Computer nicht kontrollieren, wenn man das Betriebssystem nicht kontrolliert. Darauf gründet Debians Hauptziel: Das beste freie Betriebssystem zu erstellen. Seit mehr als 20 Jahren hat Debian nicht nur ein freies Betriebssystem entwickelt sondern auch für freie Software geworben. So hat Debian einen hohen Standard für die Anwälte freier Software rund um die Welt geschaffen. Debians Entscheidungen zu Softwarelizenzen zum Beispiel werden regelmäßig von internationalen Standardisierungsgremien, Verwaltungen und anderen freien Softwareprojekten untersucht wenn es darum geht zu entscheiden, ob etwas "frei genug" ist oder nicht. </text:p>
      <text:p text:style-name="Standard"/>
      <text:p text:style-name="Standard">Aber diese politische Sicht ist nicht ausreichend um Debians Einzigartigkeit zu erklären. Debian ist auch ein ganz besonderes soziales Experiment, das stark an seiner Unabhängigkeit festgemacht wird. Denken Sie für einen Moment an andere etablierte freie Software Distributionen, oder sogar an beliebte <text:span text:style-name="Emphasis">proprietäre</text:span> Betriebssysteme. Es besteht die Möglichkeit dass Sie für jedes eine Verbindung zu einem großen Unternehmen finden das die Hauptentwicklung vorantreibt oder zu aller mindest der Vertreter aller Nicht-Entwicklungstätigkeiten darstellt. Debian ist da anders. Mit dem Debian Projekt übernehmen Ehrenamtliche selbst die Verantwortung über alle Aktivitäten, die notwendig sind um Debian gesund und munter zu halten. Die Bandbreite dieser Aktivitäten ist verblüffend: von der Übersetzung bis zur Systemadministration, vom Marketing bis zum Management, von der Organisation von Konferenzen bis zu Design, von Buchführung bis zu <text:soft-page-break/>rechtlichen Angelegenheiten, ... ganz zu schweigen von Softwarepaketierung und Entwicklung! Debianmitarbeiter kümern sich um alles. </text:p>
      <text:p text:style-name="Standard"/>
      <text:p text:style-name="Standard">Als erstes Resultat dieser radikalen Unabhängigkeit braucht und vertraut Debian auf eine sehr differenzierte Gemeinschaft von Freiwilligen. Jede Fähigkeit in einer der oben genannten oder anderen denkbaren Bereichen kann in Debian eingebracht werden und wird genutzt um das Projekt zu verbessern. Als zweites Resultat der Unabhängigkeit von Debian kann man darauf vertrauen, dass Debian nicht von wirtschaftlichen Interessen einzelner Unternehmen abgängt — Interessen, bei denen nicht garantiert ist dass sie immer mit dem Ziel übereinstimmen, die Kontrolle der Maschinen durch den Menschen zu fördern was zu viele aktuelle Beispiele in den Techniknachrichten bezeugen. </text:p>
      <text:p text:style-name="Standard"/>
      <text:p text:style-name="Standard">Ein letzter Aspekt trägt zu Debians Einzigartigkeit bei: die Art auf der das soziale Engagement gestartet ist. Trotz der volkstümlichen Meinung dass Debian Bürokratisch sei erfolgt die Entscheidungsfindung tatsächlich extrem unstrukturiert, nahezu anarchisch. Es gibt klar definierte Verantwortungsbereiche im Projekt. Verantwortliche in diesen Bereichen dürfen ihr eigenes Ding machen. Solange sie die Qualitätsanforderungen der Gemeinschaft erfüllen, kann niemand ihnen was sie tun sollen oder wie sie ihren Job machen. Wenn Sie Einflußdarauf nehmen möchten, wie etwas in Debian umgesetzt wird, müssen Sie selbst das Risiko eingehen und die Verantwortung dafür auf ihre eigenen Schultern laden. Diese seltsame Form der Leistungsgesellschaft — die wir mitunter <text:span text:style-name="Emphasis">do-ocracy</text:span> nennen — ermächtigt in starkem Maße die Mitarbeiter. (Anm. d. Ü: Wortspiel do-ocracy beschreibt eine Regierungsform die denjenigen die Macht haben gibt, die etwas erschaffen) Jeder mit genügent Fähigkeiten, Zeit und Motivation kann effektiven Einfluß auf die Führung eines Projekts nehmen. Dies bezeugt eine Gesamtheit von etwa 1000 offiziellen Mitgliedern des Debian Projekts und mehreren tausend Unterstützern in der ganzen Welt. Da wundert es nicht, dass Debian oft zugeschrieben wird das größte gemeinschaftsbasierte freie Softwareprojekt zu sein. </text:p>
      <text:p text:style-name="Standard"/>
      <text:p text:style-name="Standard">Also, Debian ist ziemlich einzigartig. Sind wir die Einzigen, denen das Auffällt? Definitiv nicht. Laut <text:a xlink:type="simple" xlink:href="http://distrowatch.com/">DistroWatch</text:a> gibt es etwa 300 aktive Freie-Software-Distributionen. Die Hälfte davon (etwa 140) sind Debian-<text:span text:style-name="Emphasis">Derivate</text:span>. Das bedeutet, dass sie mit Debian starten, es — gewöhnlich durch Hinzufügen, Ändern und Neuerstellen von Paketen — an die Bedürfnisse ihrer Benutzer anpassen und das Ergebnis veröffentlichen. Im Wesentlichen nutzen Derivate die von freier Software garantierten Freiheiten der Veränderung und Neuveröffentlichung nicht nur einzelner Softwareteile, sondern der Distribution als Ganzes. Das Potential das sich hier auf neue Freie Software Benutzer und Unterstützer ausstreckt durch die Vermittlung von derivativen Distributionen ist enorm. Wir glauben, dass es diesem blühendem Ecosystem zu verdanken ist, dass freie Software es heutzutage in Bereichen mit proprietärer Software aufnehmen kann, welche wir in der Vergangenheit als schwer zu erobern angesehen haben, wie beispielsweise große Desktop-Deployments. Debian sitzt an der Basis des größten Ökosystems freier Software Distributionen die existieren: Selbst wenn Sie nicht Debian direkt nutzen, und sogar wenn Ihr Softwaredistributor Ihnen nichts davon gesagt hat, sind die Chancen hoch, dass Sie schon jetzt von der Arbeit der Debian-Community profitieren. </text:p>
      <text:p text:style-name="Standard"/>
      <text:p text:style-name="Standard">Aber Debians Einzigartigkeit führt mitunter zu unerwarteten Konsequenzen. Ein Ergebnis der Vison digitaler Freiheiten von Debian war die Notwendigkeit neu zu definieren, was wir <text:span text:style-name="Emphasis">Software</text:span> nennen. Das Debian Projekt hat schon vor Längerem realisiert, dass man als Teil des Betriebssystems auch eine Menge Software unabhängiges Material verteilen muß: Musik, Bilder, Dokumentation, Rohdaten, Firmware, usw. Aber wie passt freie <text:span text:style-name="Emphasis">Software</text:span> zu diesem Material? Sollen wir unterschiedliche Anforderungen haben oder soll jedes Material den gleichen hohen Anforderungen an Freiheit gestellt werden? Das Debianprojekt hat sich für letzteres entschieden: Jedwedes <text:soft-page-break/>Material, das mit Debian veröffentlicht wird, soll den Nutzern die gleichen Freiheiten bieten. Eine solch radikale philosophische Position hat weitreichende Auswirkungen. Es bedeutet, dass wir keine unfreie Firmware verbreiten dürfen, oder Bebilderungen die nicht auch kommerziell genutz werden sollen, noch Bücher die aufgrund der (nach volkstümlicher Meinung) guten Reputation eines Autors/Verlags nicht verändert werden dürfen. </text:p>
      <text:p text:style-name="Standard"/>
      <text:p text:style-name="Standard">Das Buch, das Sie gerade lesen, ist anders als andere Bücher. Es ist ein <text:span text:style-name="Emphasis">Freies Buch</text:span>, ein Buch, das den Freiheits-Standards für die Dinge des täglichen digitalen Lebens von Debian folgt. Lange Zeit war es ein klares Manko von Debian, dass derartige Bücher kaum verfügbar waren. Deshalb gab es auch wenig Literatur, die dazu beitragen konnte, Debian und die dahinter stehenden Wertevorstellungen bekannt zu machen und gleichzeitig selbst diesen Werten zu genügen und ihre Vorteile aufzuzeigen. Aber dadurch hatten wir ironischerweise auch wenig geeignetes Material, das wir als Teil von Debian selbst ausliefern konnten. Dies ist das erste ernst zu nehmende Buch, das diesen Mißstand angeht. Sie können dieses Buch mit <text:span text:style-name="Source_20_Text">apt-get install</text:span> installieren, Sie können es weiter vertreiben, Sie können es abwandeln oder, besser noch, Fehlermeldungen oder Änderungen einreichen, damit andere in Zukunft von Ihrem Beitrag profitieren können. Die "Instandhalter" dieses Buches - gleichzeitig seine Autoren - sind langjährige Mitglieder des Debian Projekts, die den Grundsatz der "freien Verfügbarkeit", der jeden Aspekt von Debian durchzieht, verstanden haben und aus erster Hand wissen, was es bedeutet, Verantwortung für wichtige Teile von Debian zu übernehmen. Mit der Veröffentlichung dieses Freien Buches leisten sie einmal mehr einen wertvollen Beitrag für die Debian Gemeinde. </text:p>
      <text:p text:style-name="Standard"/>
      <text:p text:style-name="Standard">Wir hoffen, dass Sie genau so viel Freude an diesem Grundprinzip der Freien Lektüre von Debian haben wie wir. </text:p>
      <text:p text:style-name="Standard"/>
      <text:p text:style-name="Standard">November 2013 </text:p>
      <text:p text:style-name="Standard"/>
      <text:p text:style-name="Standard">Stefano Zacchiroli (Debian Projektleiter 2010-2013) and Lucas Nussbaum (Debian Projektleiter 2013-bis heute in dieser Funktion) </text:p>
      <text:p text:style-name="Text_20_body"/>
      <text:h text:style-name="P5" text:outline-level="1"><text:bookmark-start text:name="__RefHeading__131_713473085"/>Vorwort<text:bookmark-end text:name="__RefHeading__131_713473085"/></text:h>
      <text:p text:style-name="Standard">Linux hat in den letzten Jahren an Stärke gewonnen und seine zunehmende Beliebtheit bewegt mehr und mehr Nutzer zum Umstieg. Der erste Schritt dahin ist die Auswahl der Distribution. Das ist eine wichtige Entscheidung, denn jede Distribution hat ihre Besonderheiten, und die richtige Entscheidung zu Beginn kann bei einer späteren Migration Kosten vermeiden. </text:p>
      <text:p text:style-name="Standard"/>
      <text:p text:style-name="P2">Debian GNU/Linux ist eine “allgemeine” Distribution, die für die meisten Benutzer passt. Der Zweck dieses Buches ist es, die vielen Möglichkeiten aufzuzeigen, sodass Sie sich bei der Wahl gut informiert entscheiden können. </text:p>
      <text:p text:style-name="Text_20_body"/>
      <text:h text:style-name="Heading_20_2" text:outline-level="2"><text:bookmark-start text:name="__RefHeading__133_713473085"/>1. Warum dieses Buch?<text:bookmark-end text:name="__RefHeading__133_713473085"/></text:h>
      <text:p text:style-name="P2">Über Linux hat es ziemlich viele Medienberichte gegeben, was jedoch meistens jenen Distributionen hilft, die von einer Marketingabteilung unterstützt werden - also firmenbetriebenen Distributionen (Ubuntu, Red Hat, Suse, Mandriva usw.) Trotzdem ist Debian weit davon entfernt, eine Nischendistribution zu sein: Verschiedene Studien haben über die Jahre gezeigt, dass Debian die am häufigsten eingesetzte Distribution sowohl auf Servern als auch auf dem Desktop ist (fast die Hälfte der antwortenden Firmen hat mindestens einen Debian-Server). </text:p>
      <text:p text:style-name="P2">→ <text:a xlink:type="simple" xlink:href="http://www.heise.de/open/artikel/Eingesetzte-Produkte-224518.html">http://www.heise.de/open/artikel/Eingesetzte-Produkte-224518.html</text:a></text:p>
      <text:p text:style-name="P2">→ <text:a xlink:type="simple" xlink:href="http://w3techs.com/blog/entry/debian_ubuntu_extend_the_dominance_in_the_linux_web_server_market_at_the_expense_of_red_hat_centos">http://w3techs.com/blog/entry/debian_ubuntu_extend_the_dominance_in_the_linux_web_server_market_at_the_expense_of_red_hat_centos</text:a></text:p>
      <text:p text:style-name="P2"/>
      <text:p text:style-name="P2">Der Zweck dieses Buches ist es, Ihnen bei der Entdeckung dieser Distribution zu helfen. Wir hoffen, die Erfahrungen weitergeben zu können, die wir seit 1998 (Raphaël) und 2000 (Roland) als Entwickler und Mitarbeiter im Projekt gesammelt haben. Mit etwas Glück wird unser Enthusiasmus auf Sie überspringen und Sie arbeiten eines Tages bei uns mit … </text:p>
      <text:p text:style-name="P2"/>
      <text:p text:style-name="P2">Die erste Ausgabe dieses Buches (2004) wurde erstellt, um eine große Lücke zu schließen; es war das erste französischsprachige Buch, das sich ausschließlich mit Debian beschäftigte. Zu dieser Zeit wurden viele andere Bücher über das Thema sowohl für französisch- als auch für englischsprachige Leser geschrieben. Unglücklicherweise wurde fast keines davon aktualisiert, und über die Jahre finden wir uns wieder in der gleichen Situation, dass es nur sehr wenige gute Bücher über Debian gibt. Wir hoffen, dass dieses Buch, das ein neues Leben mit seiner Übersetzung ins Deutsche begonnen hat (Anmerk. des Übersetzers: Im Original steht hier englische Ausgabe) diese Lücke schließt und vielen Nutzern helfen wird. </text:p>
      <text:p text:style-name="Text_20_body"/>
      <text:h text:style-name="P8" text:outline-level="2"><text:bookmark-start text:name="__RefHeading__135_713473085"/>2. Für wen ist dieses Buch?<text:bookmark-end text:name="__RefHeading__135_713473085"/></text:h>
      <text:p text:style-name="Standard">Wir haben versucht, dieses Buch für viele Kategorien von Lesern nützlich zu gestalten. Zuerst werden Systemadministratoren (sowohl Anfänger als auch Erfahrene) Erklärungen über die Installation und das Ausrollen von Debian auf vielen Computern finden. Sie werden auch einen flüchtigen Eindruck der Dienste erhalten, die bei Debian verfügbar sind, zusammen mit passenden Anweisungen zur Konfiguration und der Beschreibung der Besonderheiten der Distribution. Das Verständnis der Entwicklungsmechanismen von Debian wird es ihnen ermöglichen, bei unvorhergesehenen Problemen Lösungen zu finden, wohl wissend, dass sie immer Hilfe innerhalb der Community finden können. </text:p>
      <text:p text:style-name="Standard"/>
      <text:p text:style-name="Standard">Benutzer einer anderen Linux-Distribution oder einer anderen Unix-Variante werden die Eigenheiten von Debian entdecken und dabei sehr schnell handlungsfähig werden, während sie gleichzeitig von den einzigartigen Vorteilen dieser Distribution profitieren. </text:p>
      <text:p text:style-name="Standard"/>
      <text:p text:style-name="Standard">Schließlich werden Leser, die bereits einiges Wissen über Debian haben und mehr über die Gemeinschaft dahinter erfahren möchten, ihre Erwartungen erfüllt sehen. Dieses Buch sollte ihnen die Entscheidung erleichtern, uns als Mitarbeitende zu unterstützen. </text:p>
      <text:p text:style-name="Text_20_body"/>
      <text:h text:style-name="Heading_20_2" text:outline-level="2"><text:bookmark-start text:name="__RefHeading__137_713473085"/>3. Allgemeines Vorgehen<text:bookmark-end text:name="__RefHeading__137_713473085"/></text:h>
      <text:p text:style-name="Standard">Alle allgemeinen Dokumentationen, die Sie über GNU/Linux finden, treffen ebenso auf Debian zu, da Debian die am meisten verbreitete freie Software enthält. Allerdings bringt die Distribution viele Verbesserungen, ein Grund, warum wir uns entschieden haben, vorwiegend den “Debian-Weg” zu beschreiben. </text:p>
      <text:p text:style-name="Standard"/>
      <text:p text:style-name="Standard">Es mag interessant sein, den Debian-Empfehlungen zu folgen, aber es ist noch besser, ihre Begründung zu verstehen. Deshalb werden wir uns nicht auf praktische Erklärungen beschränken; wir werden ebenso die Projektarbeiten beschreiben, um so ein verständliches und beständiges Wissen zu vermitteln. </text:p>
      <text:p text:style-name="Text_20_body"/>
      <text:h text:style-name="Heading_20_2" text:outline-level="2"><text:bookmark-start text:name="__RefHeading__139_713473085"/>4. Gliederung des Buches<text:bookmark-end text:name="__RefHeading__139_713473085"/></text:h>
      <text:p text:style-name="Text_20_body">Der Gliederung und den Zielen des französischen Verlegers Eyrolles-Kollektion “Administrator's Handbook” folgend, geht es in diesem Buch um Fallstudien und dabei werden sowohl Unterstützung als auch Veranschaulichung für alle behandelten Themen geboten. </text:p>
      <text:p text:style-name="Text_20_body"/>
      <text:p text:style-name="Text_20_body"><text:span text:style-name="Strong_20_Emphasis">Kapitel 1</text:span> konzentriert sich auf die allgemeine Vorstellung des Debian-Projektes und beschreibt dessen Ziele und die Organisation. Diese Informationen sind wichtig, weil sie den Rahmen definieren, den andere Kapitel dann mit mehr anschaulicher Information vervollständigen. </text:p>
      <text:p text:style-name="Text_20_body"/>
      <text:p text:style-name="Text_20_body">Die <text:span text:style-name="Strong_20_Emphasis">Kapitel 2 und 3</text:span> bieten eine umfassende Beschreibung der Fallstudie. An diesem Punkt können Neulinge sich die Zeit nehmen, <text:span text:style-name="Strong_20_Emphasis">Anhang B</text:span> zu lesen, wo sie einen kurzen Abriss finden, der eine Reihe von grundlegenden Informatikprinzipien erläutert sowie die Konzepte darstellt, die für jedes Unix-System grundlegend sind. </text:p>
      <text:p text:style-name="Text_20_body"><text:soft-page-break/></text:p>
      <text:p text:style-name="Text_20_body">Um mit unserem eigentlichen Thema voranzukommen, werden wir natürlich mit dem Installationsprozess starten (<text:span text:style-name="Strong_20_Emphasis">Kapitel 4</text:span>); <text:span text:style-name="Strong_20_Emphasis">Kapitel 5 und 6</text:span> werden die grundlegenden Werkzeuge bekannt machen, die jeder Debian-Administrator nutzen wird, beispielsweise jene der <text:span text:style-name="Strong_20_Emphasis">APT</text:span>-Familie, die in hohem Maße für die außerordentlich gute Bewertung der Distribution verantwortlich ist. Diese Kapitel sind natürlich in keiner Weise nur den Fachleuten vorbehalten, da jeder daheim sein eigener Administrator ist. </text:p>
      <text:p text:style-name="Standard"><text:span text:style-name="Strong_20_Emphasis">Kapitel 7</text:span> wird ein wichtiger Einschub sein. Es beschreibt die Abläufe, um die Dokumentation effizient zu nutzen und schnell ein Verständnis für zu lösende Probleme zu bekommen. </text:p>
      <text:p text:style-name="Text_20_body"/>
      <text:p text:style-name="Standard">Die nächsten Kapitel beherbergen einen detaillierten Streifzug durch das System, angefangen bei der Infrastruktur und den Diensten <text:span text:style-name="Strong_20_Emphasis">(Kapitel 8 bis 10)</text:span> und von da an stufenweise nach oben zu den Benutzeranwendungen in <text:span text:style-name="Emphasis">Kapitel 13</text:span>. <text:span text:style-name="Strong_20_Emphasis">Kapitel 12</text:span> behandelt fortgeschrittene Themen, die in erster Linie Administratoren einer größeren Anzahl Computer (inklusive Servern) betreffen, während <text:span text:style-name="Strong_20_Emphasis">Kapitel 14</text:span> eine kurze Einführung in das umfangreichere Thema der Computersicherheit darstellt und ein paar Hinweise gibt, um die häufigsten Probleme zu vermeiden. </text:p>
      <text:p text:style-name="Standard"/>
      <text:p text:style-name="Standard"><text:span text:style-name="Strong_20_Emphasis">Kapitel 15 </text:span>ist für Administratoren, die noch weiter gehen und ihre eigenen Debian-Pakete erstellen wollen. </text:p>
      <text:p text:style-name="Text_20_body"/>
      <text:p text:style-name="Text_20_body">Die gegenwärtige Version ist die erste, die zuerst in Englisch geschrieben wurde und die zweite überhaupt, die in Englisch erscheint; die Vorgängerversion basierte auf der 5. Edition der französischen Ausgabe. Diese Edition umfasst die Version 7 von Debian mit dem Codenamen Wheezy. Unter den Neuerungen ist die Unterstützung von zwei weiteren Architekturen - <text:span text:style-name="Emphasis">s390x</text:span> als Nachfolger von <text:span text:style-name="Emphasis">s390</text:span> für die IBM System Z Mainframes sowie <text:span text:style-name="Emphasis">armhf</text:span> für ARM Prozessoren mit Gleitkommaprozessor. Wenn wir von Architekturen sprechen sei erwähnt, dass die Paketverwaltung von Debian Multi-Architektur-Unterstützung bietet und die gleichzeitige Installation ein- und desselben Pakets auf unterschiedlichen Architekturen ermöglicht. Alle enthaltenen Pakete wurden selbstverständlich aktualisiert, einschließlich des GNOME Desktops, der jetzt in der Version 3.4 enthalten ist. </text:p>
      <text:p text:style-name="Text_20_body"/>
      <text:p text:style-name="Text_20_body"/>
      <text:h text:style-name="P8" text:outline-level="2"><text:bookmark-start text:name="__RefHeading__141_713473085"/>5. Dank<text:bookmark-end text:name="__RefHeading__141_713473085"/></text:h>
      <text:h text:style-name="Heading_20_3" text:outline-level="3"><text:bookmark-start text:name="__RefHeading__143_713473085"/>5.1. Ein wenig Geschichte<text:bookmark-end text:name="__RefHeading__143_713473085"/></text:h>
      <text:p text:style-name="Text_20_body">Im Jahr 2003 hat Nat Makarévitch Raphaël kontaktiert, weil er ein Buch über Debian im Rahmen der Kollektion <text:span text:style-name="Emphasis">Cahier de l'Admin</text:span> (Administratorenhandbuch) publizieren wollte, die er für Eyrolles, einen führenden Herausgeber von technischen Büchern in Frankreich, betreute. Raphaël sagte sofort zu. Die erste Ausgabe kam am 14. Oktober 2004 heraus und war ein großer Erfolg — sie war nach knapp vier Monaten bereits ausverkauft. </text:p>
      <text:p text:style-name="Text_20_body">Seitdem haben wir fünf weitere Ausgaben des französischen Buches herausgegeben, eine für jedes Debian-Release. Roland, der angefangen hatte mein Buch zu korrigieren, wurde immer mehr sein Co-Autor. </text:p>
      <text:p text:style-name="Text_20_body">Obwohl wir offensichtlich mit dem Erfolg des Buches zufrieden sein durften, haben wir immer gehofft, dass Eyrolles einen anderen internationalen Herausgeber davon überzeugen würde, es ins Englische zu übersetzen. Wir haben zahlreiche Mitteilungen erhalten, wie das Buch den Leuten geholfen hat, mit Debian anzufangen, und wir waren scharf darauf, dass das Buch mehr Menschen in der gleichen Weise hilft. </text:p>
      <text:p text:style-name="Text_20_body">Leider wollte keiner der englischsprachigen Verlage, die wir kontaktiert hatten, das Risiko der Übersetzung und Veröffentlichung des Buches auf sich nehmen. Ohne uns von diesem kleinen Rückschlag aufhalten zu lassen, verhandelten wir mit dem französischen Herausgeber Eyrolles und bekamen die notwendigen Rechte zurück, das Buch selbst ins Englische zu übersetzen und herauszugeben. Dank einer erfolgreichen Crowdfunding-Kampagne arbeiteten wir zwischen Dezember 2011 und May 2012 an der Übersetzung. Das „Debian Administrator's Handbook“ war geboren und wurde unter einer freien Lizenz veröffentlicht! </text:p>
      <text:p text:style-name="Text_20_body">Obwohl dies ein wichtiger Meilenstein war, war uns klar, dass die Geschichte erst zu Ende ist, wenn die offizielle französische Übersetzung des englischen Buches zur Verfügung gestellt werden kann. Dies war zu der Zeit nicht möglich, weil die französische Ausgabe weiterhin von Eyrolles unter einer nicht freien kommerziellen Lizenz vertrieben wurde. </text:p>
      <text:p text:style-name="Text_20_body">Die Veröffentlichung von Debian 7 im Jahre 2013 eröffnete eine gute Gelegenheit, mit Eyrolles über einen neuen Vertrag zu sprechen. Wir konnten sie überzeugen, dass eine Lizenz, die sich enger an die Prinzipien von Debian anlehnt, mehr Erfolg haben würde. Das war nicht einfach und wir kamen überein, eine weitere Finanzierungsrunde mittels Crowdfunding zu starten um einen Teil der Kosten zu decken und so die Risiken zu minimieren. Die Aktion war wiederum ein großer Erfolg und im Juli 2013 erweiterten wir das Debian Administrator Handbuch um eine französische Übersetzung. </text:p>
      <text:h text:style-name="P6" text:outline-level="3"><text:bookmark-start text:name="__RefHeading__145_713473085"/>5.2. Die Geburt des englischen Buches<text:bookmark-end text:name="__RefHeading__145_713473085"/></text:h>
      <text:p text:style-name="Text_20_body">Versetzen wir uns zurück ins Jahr 2011, als wir gerade die notwendigen Rechte bekamen, um eine englische Übersetzung des französischen Buches zu erstellen. Wir sind auf der Suche nach Möglichkeiten, dies zu verwirklichen. </text:p>
      <text:p text:style-name="Text_20_body">Ein Buch mit 450 Seiten zu übersetzen, ist ein beachtlicher Aufwand, der mehrere Monate Arbeit erfordert. Für Selbstständige wie uns ist es unabdingbar, ein minimales Einkommen sicher zu stellen, um die notwendige Zeit für die Fertigstellung des Projekts aufzubringen. Darum haben wir eine <text:a xlink:type="simple" xlink:href="http://www.ulule.com/debian-handbook/" office:target-frame-name="_blank" xlink:show="new"><text:span text:style-name="T1">Massenfinanzierungskampagne auf Ulule</text:span></text:a> gestartet und die Leute aufgefordert, Geld für das Projekt zur Verfügung zu stellen. </text:p>
      <text:p text:style-name="Text_20_body">Die Kampagne hatte zwei Ziele: 15.000 € für die Übersetzung aufzubringen und die Erhöhung eines Liberierungs-Fonds auf 25.000 €, um das fertige Buch unter einer freien Lizenz zu veröffentlichen — also einer Lizenz, die vollständig den Debian-Richtlinien für freie Software folgt. </text:p>
      <text:p text:style-name="Text_20_body">Als die Ulule-Kampagne endete, war das erste Ziel mit 24.345 € erreicht. Der Liberierungs-Fonds war aber mit nur 14.935 € nicht vollständig. Wie ursprünglich angekündigt, wurde die Liberierungskampagne unabhängig von Ulele auf der offiziellen Website des Buches weitergeführt. </text:p>
      <text:p text:style-name="Text_20_body">Während wir mit der Übersetzung des Buches beschäftigt waren, liefen weitere Spenden für die Liberierung ein … und im April 2012 war der Liberierungsfonds vollständig gefüllt. Deshalb können Sie von diesem Buch unter den Bedingungen einer freien Lizenz profitieren. </text:p>
      <text:p text:style-name="Text_20_body">Wir möchten allen danken, die sich an einer der Spendenkampagnen beteiligt haben, entweder durch Geldzusagen oder durch das Verbreiten der Nachricht. Ohne sie hätten wir es nicht geschafft. </text:p>
      <text:h text:style-name="Heading_20_4" text:outline-level="4"><text:bookmark-start text:name="__RefHeading__147_713473085"/>5.2.1. Unterstützende Firmen und Organisationen<text:bookmark-end text:name="__RefHeading__147_713473085"/></text:h>
      <text:p text:style-name="Standard">Sehr zu unserer Freude bekamen wir bemerkenswerte Unterstützung von vielen Firmen und Organisationen, die freie Software mögen. Danke an <text:a xlink:type="simple" xlink:href="http://www.codelutin.com/">Code Lutin</text:a>,<text:a xlink:type="simple" xlink:href="http://eof.eu.org/">École Ouverte Francophone</text:a>, <text:a xlink:type="simple" xlink:href="http://www.evolix.fr/">Evolix</text:a>, <text:a xlink:type="simple" xlink:href="http://www.fantinibakery.com/">Fantini Bakery</text:a>, <text:a xlink:type="simple" xlink:href="http://fsffrance.org/">FSF France</text:a>, <text:a xlink:type="simple" xlink:href="http://www.offensive-security.com/">Offensive Security</text:a> (die Firma hinter <text:a xlink:type="simple" xlink:href="http://www.kali.org/">Kali Linux</text:a>), <text:a xlink:type="simple" xlink:href="http://www.opensides.be/">Opensides</text:a>, <text:a xlink:type="simple" xlink:href="http://www.proxmox.com/">Proxmox Server Solutions GmbH</text:a>, SSIELL (Société Solidaire d'Informatique En Logiciels Libres) und <text:a xlink:type="simple" xlink:href="http://www.syminet.com/">Syminet</text:a>. </text:p>
      <text:p text:style-name="Standard"/>
      <text:p text:style-name="Standard">Wir möchten auch <text:a xlink:type="simple" xlink:href="http://www.omgubuntu.co.uk/">OMG! Ubuntu</text:a> und <text:a xlink:type="simple" xlink:href="http://www.april.org/">April</text:a> für ihre Hilfe bei der Förderung des Projekts danken. </text:p>
      <text:p text:style-name="Text_20_body"/>
      <text:h text:style-name="Heading_20_4" text:outline-level="4"><text:bookmark-start text:name="__RefHeading__149_713473085"/>5.2.2. Individuelle Unterstützer<text:bookmark-end text:name="__RefHeading__149_713473085"/></text:h>
      <text:p text:style-name="Standard">Mit unseren über 650 Unterstützern in der ursprünglichen Spendenkampagne und vielen hundert mehr in der fortgesetzten Liberierungskampagne danken wir Leuten wie Ihnen, dass dieses Projekt möglich wurde. Herzlichen Dank! </text:p>
      <text:p text:style-name="Standard"/>
      <text:p text:style-name="Standard">Wir möchten uns besonders bei jenen bedanken, die mindestens 35 € (manchmal viel mehr!) in den Liberierungsfonds eingebracht haben. Wir freuen uns, dass so viele Menschen unsere Wertvorstellung von Freiheit teilen und der Meinung sind, dass wir einen Ausgleich für die Arbeit verdienen, die wir in das Projekt gesteckt haben. </text:p>
      <text:p text:style-name="Standard"/>
      <text:p text:style-name="Standard">So danken wir Alain Coron, Alain Thabaud, Alan Milnes, Alastair Sherringham, Alban Dumerain, Alessio Spadaro, Alex King, Alexandre Dupas, Ambrose Andrews, Andre Klärner, Andreas Olsson, Andrej Ricnik, Andrew Alderwick, Anselm Lingnau, Antoine Emerit, Armin F. Gnosa, Avétis Kazarian, Bdale Garbee, Benoit Barthelet, Bernard Zijlstra, Carles Guadall Blancafort, Carlos Horowicz — Planisys S.A., Charles Brisset, Charlie Orford, Chris Sykes, Christian Bayle, Christian Leutloff, Christian Maier, Christian Perrier, Christophe Drevet, Christophe Schockaert (R3vLibre), <text:soft-page-break/>Christopher Allan Webber, Colin Ameigh, Damien Dubédat, Dan Pettersson, Dave Lozier, David Bercot, David James, David Schmitt, David Tran Quang Ty, Elizabeth Young, Fabian Rodriguez, Ferenc Kiraly, Frédéric Perrenot — Intelligence Service 001, Fumihito Yoshida, Gian-Maria Daffré, Gilles Meier, Giorgio Cittadini, Héctor Orón Martínez, Henry, Herbert Kaminski, Hideki Yamane, Hoffmann Information Services GmbH, Holger Burkhardt, Horia Ardelean, Ivo Ugrina, Jan Dittberner, Jim Salter, Johannes Obermüller, Jonas Bofjäll, Jordi Fernandez Moledo, Jorg Willekens, Joshua, Kastrolis Imanta, Keisuke Nakao, Kévin Audebrand, Korbinian Preisler, Kristian Tizzard, Laurent Bruguière, Laurent Hamel, Leurent Sylvain, Loïc Revest, Luca Scarabello, Lukas Bai, Marc Singer, Marcelo Nicolas Manso, Marilyne et Thomas, Mark Janssen — Sig-I/O Automatisering, Mark Sheppard, Mark Symonds, Mathias Bocquet, Matteo Fulgheri, Michael Schaffner, Michele Baldessari, Mike Chaberski, Mike Linksvayer, Minh Ha Duong, Moreau Frédéric, Morphium, Nathael Pajani, Nathan Paul Simons, Nicholas Davidson, Nicola Chiapolini, Ole-Morten, Olivier Mondoloni, Paolo Innocenti, Pascal Cuoq, Patrick Camelin, Per Carlson, Philip Bolting, Philippe Gauthier, Philippe Teuwen, PJ King, Praveen Arimbrathodiyil (j4v4m4n), Ralf Zimmermann, Ray McCarthy, Rich, Rikard Westman, Robert Kosch, Sander Scheepens, Sébastien Picard, Stappers, Stavros Giannouris, Steve-David Marguet, T. Gerigk, Tanguy Ortolo, Thomas Hochstein, Thomas Müller, Thomas Pierson, Tigran Zakoyan, Tobias Gruetzmacher, Tournier Simon, Trans-IP Internet Services, Viktor Ekmark, Vincent Demeester, Vincent van Adrighem, Volker Schlecht, Werner Kuballa, Xavier Neys und Yazid Cassam Sulliman. </text:p>
      <text:p text:style-name="Text_20_body"/>
      <text:h text:style-name="Heading_20_3" text:outline-level="3"><text:bookmark-start text:name="__RefHeading__151_713473085"/>5.3. Die Befreiung des französischen Buches<text:bookmark-end text:name="__RefHeading__151_713473085"/></text:h>
      <text:p text:style-name="Text_20_body">Nach Veröffentlichung des englischen Buches unter einer Freien Software Lizenz waren wir in einer eigenartigen Situation: ein Freies Buch als eine Übersetzung eines nicht Freien Buchs (das ja immer noch kommerziell von Eyrolles vertrieben wurde). </text:p>
      <text:p text:style-name="Text_20_body">Uns war klar, dass es nötig werden würde, Eyrolles zu überzeugen, dass eine Freie Lizenz den Erfolg des Buches fördern würde. Die Gelegenheit kam 2013, als wir über einen neuen Vertrag verhandeln mussten, um die Anpassungen für Debian 7 einzubringen. Weil die "Frei"-Setzung eines Buches oft die Verkaufszahlen eines Buches signifikant beeinflusst, stimmten wir dem Kompromiss einer Massenfinanzierungsrunde zu, um einige der innewohnenden Risiken abzudecken und einen Teil zu den Publikationskosten einer neuen Ausgabe beizutragen. Die <text:a xlink:type="simple" xlink:href="http://www.ulule.com/liberation-cahier-admin-debian/" office:target-frame-name="_blank" xlink:show="new"><text:span text:style-name="T1">Finanzierungsrunde</text:span></text:a> wurde wiederum auf Ulule gestartet. </text:p>
      <text:p text:style-name="Text_20_body">Die Zielvorstellung lag bei €15.000 innerhalb von 30 Tagen. Es dauerte keine Woche dieses Ziel zu erreichen und am Ende hatten wir die Riesensumme von €25.518 von 721 Unterstützern eingeworben. </text:p>
      <text:p text:style-name="Text_20_body">Wir bekamen bedeutende Beiträge von Unternehmen und Organisationen, die Freie Software unterstützen. Wir danken der Webseite <text:a xlink:type="simple" xlink:href="http://linuxfr.org/">LinuxFr.org</text:a> website, <text:a xlink:type="simple" xlink:href="http://korben.info/">Korben</text:a>, <text:a xlink:type="simple" xlink:href="http://www.addventure.fr/">Addventure</text:a>, <text:a xlink:type="simple" xlink:href="http://www.eco-cystemes.com/">Eco-Cystèmes</text:a>, <text:a xlink:type="simple" xlink:href="http://elol.fr/">ELOL SARL</text:a>, and <text:a xlink:type="simple" xlink:href="http://www.linuvers.com/">Linuvers</text:a>. Vielen Dank an LinuxFr und Korben, die uns in bemerkenswerter Weise geholfen haben, die Informationen zu verbreiten. </text:p>
      <text:p text:style-name="Text_20_body">Die Operation war ein großer Erfolg, weil hunderte von Menschen unsere Freiheitsprinzipien teilen und das mit ihrem Geld unterstützen. Dafür vielen Dank. </text:p>
      <text:p text:style-name="Text_20_body">Besonderen Dank an jene, die 25€ über ihren Zeichnungsbetrag hinaus spendeten. Ihr Vertrauen in das Projekt ist schätzen wir sehr. Danke an Adrien Guionie, Adrien Ollier, Adrien Roger, Agileo Automation, Alban Duval, Alex Viala, Alexandre Dupas, Alexandre Roman, Alexis Bienvenüe, Anthony Renoux, Aurélien Beaujean, Baptiste Darthenay, Basile Deplante, Benjamin Cama, Benjamin Guillaume, Benoit Duchene, Benoît Sibaud, Bornet, Brett Ellis, Brice Sevat, Bruno Le Goff, Bruno Marmier, Cédric Briner, Cédric Charlet, Cédrik Bernard, Celia Redondo, Cengiz Ünlü, <text:soft-page-break/>Charles Flèche, Christian Bayle, Christophe Antoine, Christophe Bliard, Christophe Carré, Christophe De Saint Leger, Christophe Perrot, Christophe Robert, Christophe Schockaert, Damien Escoffier, David Dellier, David Trolle, Davy Hubert, Decio Valeri, Denis Marcq, Denis Soriano, Didier Hénaux, Dirk Linnerkamp, Edouard Postel, Eric Coquard, Eric Lemesre, Eric Parthuisot, Eric Vernichon, Érik Le Blanc, Fabian Culot, Fabien Givors, Florent Bories, Florent Machen, Florestan Fournier, Florian Dumas, François Ducrocq, Francois Lepoittevin, François-Régis Vuillemin, Frédéric Boiteux, Frédéric Guélen, Frédéric Keigler, Frédéric Lietart, Gabriel Moreau, Gian-Maria Daffré, Grégory Lèche, Grégory Valentin, Guillaume Boulaton, Guillaume Chevillot, Guillaume Delvit, Guillaume Michon, Hervé Guimbretiere, Iván Alemán, Jacques Bompas, Jannine Koch, Jean-Baptiste Roulier, Jean-Christophe Becquet, Jean-François Bilger, Jean-Michel Grare, Jean-Sébastien Lebacq, Jérôme Ballot, Jerome Pellois, Johan Roussel, Jonathan Gallon, Joris Dedieu, Julien Gilles, Julien Groselle, Kevin Messer, Laurent Espitallier, Laurent Fuentes, Le Goût Du Libre, Ludovic Poux, Marc Gasnot, Marc Verprat, Marc-Henri Primault, Martin Bourdoiseau, Mathieu Chapounet, Mathieu Emering, Matthieu Joly, Melvyn Leroy, Michel Casabona, Michel Kapel, Mickael Tonneau, Mikaël Marcaud, Nicolas Bertaina, Nicolas Bonnet, Nicolas Dandrimont, Nicolas Dick, Nicolas Hicher, Nicolas Karolak, Nicolas Schont, Olivier Gosset, Olivier Langella, Patrick Francelle, Patrick Nomblot, Philippe Gaillard, Philippe Le Naour, Philippe Martin, Philippe Moniez, Philippe Teuwen, Pierre Brun, Pierre Gambarotto, Pierre-Dominique Perrier, Quentin Fait, Raphaël Enrici — Root 42, Rémi Vanicat, Rhydwen Volsik, RyXéo SARL, Samuel Boulier, Sandrine D'hooge, Sébasiten Piguet, Sébastien Bollingh, Sébastien Kalt, Sébastien Lardière, Sébastien Poher, Sébastien Prosper, Sébastien Raison, Simon Folco, Société Téïcée, Stéphane Leibovitsch, Stéphane Paillet, Steve-David Marguet, Sylvain Desveaux, Tamatoa Davio, Thibault Taillandier, Thibaut Girka, Thibaut Poullain, Thierry Jaouen, Thomas Etcheverria, Thomas Vidal, Thomas Vincent, Vincent Avez, Vincent Merlet, Xavier Alt, Xavier Bensemhoun, Xavier Devlamynck, Xavier Guillot, Xavier Jacquelin, Xavier Neys, Yannick Britis, Yannick Guérin und Yves Martin. </text:p>
      <text:p text:style-name="Text_20_body"/>
      <text:h text:style-name="P6" text:outline-level="3"><text:bookmark-start text:name="__RefHeading__153_713473085"/>5.4. Ein besonderer Dank an die Mitwirkenden<text:bookmark-end text:name="__RefHeading__153_713473085"/></text:h>
      <text:p text:style-name="Text_20_body">Dieses Buch wäre nicht, was es ist, ohne die Mitwirkung von einigen Personen, die alle eine wichtige Rolle bei der Übersetzung und darüber hinaus gespielt haben. Wir möchten Marilyne Brun danken, die uns bei der Übersetzung des Beispielkapitels geholfen hat und mit uns zusammengearbeitet hat, um einige grundlegende Übersetzungsregeln zu definieren. Sie hat ebenso einige Kapitel überarbeitet, die es wirklich nötig hatten. Danke an Anthony Baldwin (von Baldwin Linguas), der einige Kapitel für uns übersetzt hat. </text:p>
      <text:p text:style-name="Text_20_body">Wir haben auch von großzügiger Hilfe von Korrektoren profitiert: Daniel Phillips, Gerold Rupprecht, Gordon Dey, Jacob Owens und Tom Syroid. Sie alle haben viele Kapitel kontrolliert. Herzlichen Dank! </text:p>
      <text:p text:style-name="Standard">Als dann die englische Version freigegeben war, bekamen wir natürlich eine Menge an Rückmeldungen, Vorschläge und Korrekturen von den Lesern und mehr noch von den unzähligen Teams, die sich an die Übersetzung des Buches in andere Sprachen machten. Danke! </text:p>
      <text:p text:style-name="Standard"/>
      <text:p text:style-name="Standard">Wir möchten uns auch bei den Lesern des französischen Buches bedanken, die uns mit ihren netten Zitaten gezeigt haben, dass dieses Buch es wert ist, übersetzt zu werden; Dank an Christian Perrier, David Bercot, Étienne Liétart und Gilles Roussi. Stefano Zacchiroli - der während der Finanzierungskampagne der Debian-Projektleiter war - verdient ebenso ein großes Danke, er befürwortete freundlicherweise das Projekt mit einem Zitat, das erklärte, dass freie (wie Freiheit) Bücher mehr als nötig sind. </text:p>
      <text:p text:style-name="Standard"/>
      <text:p text:style-name="Standard">Wenn Sie die Gelegenheit haben, diese Zeilen in einer Taschenbuchausgabe dieses Buches zu lesen, dann sollten Sie sich uns anschließen, Benoît Guillon, Jean-Côme Charpentier und Sébastien Mengin zu danken, die am inneren Design des Buches gearbeitet haben. Benoît ist der Upstream-Autor von <text:a xlink:type="simple" xlink:href="http://dblatex.sourceforge.net/">dblatex</text:a> - dem Werkzeug mit dem DocBook nach LaTeX (und dann PDF) konvertiert wird. Sébastien ist der Designer, der dieses schöne Layout erschaffen hat, und Jean-Côme ist der LaTeX-Spezialist, der das Stylesheet für dblatex eingebaut hat. Danke Jungs für all die harte Arbeit! </text:p>
      <text:p text:style-name="Standard">Schließlich ein Danke an Thierry Stempfel für die netten Bilder, die jedes Kapitel einleiten und Danke auch an Doru Patrascu für den schönen Buchumschlag.</text:p>
      <text:p text:style-name="Standard"/>
      <text:p text:style-name="Standard"/>
      <text:h text:style-name="P6" text:outline-level="3"><text:bookmark-start text:name="__RefHeading__155_713473085"/>5.5. Persönliche Danksagungen von Raphaël<text:bookmark-end text:name="__RefHeading__155_713473085"/></text:h>
      <text:p text:style-name="P2">Ich möchte vor allem Nat Makarévitch danken, der mir die Möglichkeit gegeben hat, dieses Buch zu schreiben, und mir eine solide Orientierung während jenes Jahres gab, die das Buch brauchte, um fertig zu werden. Danke auch an Eyrolles und besonders an Muriel Shan Sei Fan. Sie war sehr geduldig mit mir und ich lernte viel von ihr. </text:p>
      <text:p text:style-name="P2"/>
      <text:p text:style-name="P2">Die Zeit der Ulule-Kampagnen war sehr anstrengend für mich, aber ich möchte jedem danken, der mitgeholfen hat, dass sie ein Erfolg werden, besonders dem Ulule-Team, das sehr schnell auf viele Anforderungen reagierte. Danke auch an alle, die diese Aktion beworben haben. Ich habe keine erschöpfende Liste (und wenn ich eine hätte, wäre sie wahrscheinlich zu lang), aber ich möchte ein paar Leuten danken, die direkten Kontakt mit mir hatten: Joey-Elijah Sneddon und Benjamin Humphrey von OMG! Ubuntu, Florent Zara von LinuxFr.org, Manu von Korben.info, Frédéric Couchet von April.org, Jake Edge von Linux Weekly News, Clement Lefebvre von Linux Mint, Ladislav Bodnar von Distrowatch, Steve Kemp von Debian-Administration.org, Christian Pfeiffer Jensen von Debian-News.net, Artem Nosulchik von LinuxScrew.com, Stephan Ramoin von Gandi.net, Matthew Bloch von Bytemark.co.uk, das Team bei Divergence FM, Rikki Kite von Linux New Media, Jono Bacon, die Marketingabteilung bei Eyrolles und die unzähligen anderen, die ich vergessen habe (Entschuldigung deswegen). </text:p>
      <text:p text:style-name="P2"/>
      <text:p text:style-name="P2">Einen besonderen Dank möchte ich an Roland Mas senden, meinen Co-Autor. Wir haben von Anfang an bei diesem Buch zusammengearbeitet und er war immer bereit für diese Herausforderung. Und ich muss sagen, die Fertigstellung des Debian-Administratorenhandbuches war eine Menge Arbeit … </text:p>
      <text:p text:style-name="P2"/>
      <text:p text:style-name="P2">Last but not least: Danke an meine Frau Sophie. Sie war sehr hilfreich während meiner Arbeit an diesem Buch oder an Debian im Allgemeinen. Es waren zu viele Tage (und Nächte,) an denen ich sie allein mit unseren zwei Söhnen gelassen habe, um am Buch weiterzuarbeiten. Ich bin dankbar für ihre Unterstützung und ich weiß, wie viel Glück ich habe, sie zu haben. </text:p>
      <text:h text:style-name="P7" text:outline-level="3"><text:bookmark-start text:name="__RefHeading__157_713473085"/>5.6. Persönliche Danksagungen von Roland<text:bookmark-end text:name="__RefHeading__157_713473085"/></text:h>
      <text:p text:style-name="P2"/>
      <text:p text:style-name="P2">Nun, Raphaël hat die meisten meiner "externen" Danksagungen ja bereits abgehandelt. Ich möchte aber trotzdem meinen persönlichen Dank für die guten Leute bei Eyrolles hervorheben, mit ihnen war die Zusammenarbeit immer freundlich und reibungslos. Ich hoffe, dass die Ergebnisse ihrer hervorragenden Ratschläge nicht bei der Übersetzung verloren gingen. </text:p>
      <text:p text:style-name="P2"/>
      <text:p text:style-name="P2">Ich bin Raphaël auch sehr dankbar dafür, den verwaltungstechnischen Teil der englischen Ausgabe zu übernommen zu haben. Angefangen bei der Finanzierungskampagne bis hin zum letzten Detail im Layout des Buches, Übersetzen ist so viel mehr als nur Übersetzen und Kontrollieren, und Raphaël übernahm (oder delegierte und überwachte) das alles. Danke. </text:p>
      <text:p text:style-name="P2"/>
      <text:p text:style-name="P2">Danke auch an alle, die mehr oder weniger direkt zu diesem Buch beigetragen haben, durch Klarstellungen oder Erklärungen oder durch Übersetzungsratschläge. Es wären zu viele zu erwähnen, die meisten von ihnen kann man auf den verschiedenen #debian-*-IRC-Kanälen finden. </text:p>
      <text:p text:style-name="P2">Natürlich gibt es Überschneidungen mit den bereits erwähnten Leuten, aber ein spezielles Danke ist bestimmt angebracht für die Leute, die zurzeit an Debian arbeiten. Es gäbe nicht viel von einem Buch ohne sie, und ich bin immer noch beeindruckt von dem, was das Debian-Projekt als Gesamtheit produziert und für jeden und alle bereitstellt. </text:p>
      <text:p text:style-name="P2"/>
      <text:p text:style-name="P2">Ein mehr persönliches Dankeschön geht an meine Freunde und Kunden für ihr Verständnis, wenn ich weniger schnell reagieren konnte, weil ich an diesem Buch arbeitete, und für ihre ständige Unterstützung, ihre Aufmunterungen und Herausforderungen. Ihr wisst, wer gemeint ist, Danke. </text:p>
      <text:p text:style-name="P2">Abschließend (ich bin sicher, sie sind erstaunt, sich hier zu finden) möchte ich meinen Dank auf Terry Pratchett, Jasper Fforde, Tom Holt, William Gibson, Neal Stephenson und natürlich dem späten Douglas Adams ausdehnen. Die unzähligen Stunden, die ich damit verbracht habe, ihre Bücher zu genießen, sind direkt dafür verantwortlich, dass ich in der Lage war, zuerst bei der Übersetzung dieses Buches mitzuarbeiten und später neue Teile zu verfass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Heading_20_4" style:display-name="Heading 4" style:family="paragraph" style:parent-style-name="Text_20_body"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raw:a xlink:type="simple" xlink:href="http://debian.org/" office:target-frame-name="_blank" xlink:show="new"><draw:frame draw:style-name="Mfr1" draw:name="HTTP://DEBIAN.ORG/" text:anchor-type="paragraph" svg:x="-0.787cm" svg:y="-0.714cm" svg:width="5.08cm" svg:height="1.323cm" draw:z-index="14"><draw:image xlink:href="Pictures/10000201000000C00000003261684AFB.png" xlink:type="simple" xlink:show="embed" xlink:actuate="onLoad"/></draw:frame></draw:a><text:tab/><text:title>Das Debian Administrationshandbuch (deutsch)</text:title><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cha Mester</meta:initial-creator>
    <meta:creation-date>2015-06-13T21:25:39</meta:creation-date>
    <meta:editing-cycles>1</meta:editing-cycles>
    <meta:editing-duration>PT8M43S</meta:editing-duration>
    <dc:title>Das Debian Administrationshandbuch (deutsch)</dc:title>
    <dc:date>2015-06-13T22:21:26</dc:date>
    <dc:creator>Sascha Mester</dc:creator>
    <meta:document-statistic meta:table-count="0" meta:image-count="1" meta:object-count="0" meta:page-count="15" meta:paragraph-count="132" meta:word-count="5289" meta:character-count="38219" meta:non-whitespace-character-count="32984"/>
    <meta:generator>LibreOffice/3.5$Linux_x86 LibreOffice_project/350m1$Build-2</meta:generator>
  </office:meta>
</office:document-meta>
</file>